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7b35d"/>
    </style:style>
    <style:style style:name="P2" style:family="paragraph" style:parent-style-name="Standard">
      <style:paragraph-properties fo:margin-top="0.494cm" fo:margin-bottom="0.353cm" style:contextual-spacing="false" fo:text-align="center" style:justify-single-word="false"/>
      <style:text-properties officeooo:paragraph-rsid="0017b35d"/>
    </style:style>
    <style:style style:name="P3" style:family="paragraph" style:parent-style-name="Standard">
      <style:paragraph-properties fo:margin-top="0.494cm" fo:margin-bottom="0.353cm" style:contextual-spacing="false" fo:text-align="justify" style:justify-single-word="false"/>
      <style:text-properties fo:font-style="normal" style:text-underline-style="none" officeooo:rsid="001a0d23" officeooo:paragraph-rsid="001efb42" style:font-style-asian="normal" style:font-style-complex="normal"/>
    </style:style>
    <style:style style:name="P4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1a0d23" officeooo:paragraph-rsid="001efb42" style:font-style-asian="normal" style:font-style-complex="normal"/>
    </style:style>
    <style:style style:name="P5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1a0d23" officeooo:paragraph-rsid="002571cf" style:font-style-asian="normal" style:font-style-complex="normal"/>
    </style:style>
    <style:style style:name="P6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1a0d23" officeooo:paragraph-rsid="0025f72b" style:font-style-asian="normal" style:font-style-complex="normal"/>
    </style:style>
    <style:style style:name="P7" style:family="paragraph" style:parent-style-name="Standard">
      <style:paragraph-properties fo:margin-top="0.494cm" fo:margin-bottom="0.353cm" style:contextual-spacing="false" fo:text-align="justify" style:justify-single-word="false"/>
      <style:text-properties fo:font-style="normal" style:text-underline-style="none" officeooo:rsid="0021495c" officeooo:paragraph-rsid="0021495c" style:font-style-asian="normal" style:font-style-complex="normal"/>
    </style:style>
    <style:style style:name="P8" style:family="paragraph" style:parent-style-name="Standard">
      <style:paragraph-properties fo:margin-top="0.494cm" fo:margin-bottom="0.353cm" style:contextual-spacing="false" fo:text-align="justify" style:justify-single-word="false"/>
      <style:text-properties fo:font-style="normal" style:text-underline-style="none" officeooo:rsid="0021495c" officeooo:paragraph-rsid="001f037d" style:font-style-asian="normal" style:font-style-complex="normal"/>
    </style:style>
    <style:style style:name="P9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2631f7" officeooo:paragraph-rsid="002631f7" style:font-style-asian="normal" style:font-style-complex="normal"/>
    </style:style>
    <style:style style:name="P10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/>
      <style:text-properties fo:font-style="italic" style:text-underline-style="solid" style:text-underline-width="auto" style:text-underline-color="font-color" officeooo:rsid="0017b35d" officeooo:paragraph-rsid="001efb42" style:font-style-asian="italic"/>
    </style:style>
    <style:style style:name="P11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/>
      <style:text-properties fo:font-style="italic" style:text-underline-style="solid" style:text-underline-width="auto" style:text-underline-color="font-color" officeooo:rsid="0017b35d" officeooo:paragraph-rsid="002571cf" style:font-style-asian="italic"/>
    </style:style>
    <style:style style:name="P12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/>
      <style:text-properties fo:font-style="italic" style:text-underline-style="solid" style:text-underline-width="auto" style:text-underline-color="font-color" officeooo:rsid="0017b35d" officeooo:paragraph-rsid="0025f72b" style:font-style-asian="italic"/>
    </style:style>
    <style:style style:name="P13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27a5ab" officeooo:paragraph-rsid="0027a5ab" style:font-style-asian="normal" style:font-style-complex="normal"/>
    </style:style>
    <style:style style:name="T1" style:family="text">
      <style:text-properties fo:font-size="24pt" officeooo:rsid="0017b35d" style:font-size-asian="24pt" style:font-size-complex="24pt"/>
    </style:style>
    <style:style style:name="T2" style:family="text">
      <style:text-properties fo:font-size="24pt" officeooo:rsid="0018d03a" style:font-size-asian="24pt" style:font-size-complex="24pt"/>
    </style:style>
    <style:style style:name="T3" style:family="text">
      <style:text-properties fo:font-size="24pt" officeooo:rsid="001a0d23" style:font-size-asian="24pt" style:font-size-complex="24pt"/>
    </style:style>
    <style:style style:name="T4" style:family="text">
      <style:text-properties fo:font-size="24pt" officeooo:rsid="00224173" style:font-size-asian="24pt" style:font-size-complex="24pt"/>
    </style:style>
    <style:style style:name="T5" style:family="text">
      <style:text-properties fo:font-style="italic" officeooo:rsid="0018d03a" style:font-style-asian="italic"/>
    </style:style>
    <style:style style:name="T6" style:family="text">
      <style:text-properties fo:font-style="italic" officeooo:rsid="001a0d23" style:font-style-asian="italic"/>
    </style:style>
    <style:style style:name="T7" style:family="text">
      <style:text-properties fo:font-style="italic" officeooo:rsid="00224173" style:font-style-asian="italic"/>
    </style:style>
    <style:style style:name="T8" style:family="text">
      <style:text-properties officeooo:rsid="001efb42"/>
    </style:style>
    <style:style style:name="T9" style:family="text">
      <style:text-properties officeooo:rsid="00224173"/>
    </style:style>
    <style:style style:name="T10" style:family="text">
      <style:text-properties officeooo:rsid="002411c5"/>
    </style:style>
    <style:style style:name="T11" style:family="text">
      <style:text-properties officeooo:rsid="0024cd58"/>
    </style:style>
    <style:style style:name="T12" style:family="text">
      <style:text-properties officeooo:rsid="002571cf"/>
    </style:style>
    <style:style style:name="T13" style:family="text">
      <style:text-properties officeooo:rsid="0025f72b"/>
    </style:style>
    <style:style style:name="T14" style:family="text">
      <style:text-properties style:text-position="super 58%" officeooo:rsid="0025f7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</text:span><text:span text:style-name="T4">Rodney</text:span><text:span text:style-name="T1"> </text:span><text:span text:style-name="T4">(re) </text:span><text:span text:style-name="T3">prototype </text:span><text:span text:style-name="T1">– Work</text:span><text:span text:style-name="T2">ing log</text:span></text:p>
      <text:p text:style-name="P2"><text:span text:style-name="T5">A</text:span><text:span text:style-name="T7">n opportunity to study the deepest aspects of the computer with a nostalgia-check on wire-wrapping. What more fun could be had? </text:span><text:span text:style-name="T5">This is the worklog for the </text:span><text:span text:style-name="T6">assembly of </text:span><text:span text:style-name="T7">Heiserman’s robot.</text:span></text:p>
      <text:p text:style-name="P10"><text:span text:style-name="T9">3</text:span> <text:span text:style-name="T8">July</text:span> 202<text:span text:style-name="T8">3</text:span></text:p>
      <text:p text:style-name="P4">11<text:span text:style-name="T8">17: </text:span><text:span text:style-name="T10">Although this project has been (more or less) around since 2019, only now am I bringing it into focus. I have assembled the work-area on the human-machine interface and the next step is to lightly glue the plastic LED bezels/mounts to this. </text:span><text:span text:style-name="T11">Did a test with A0 and it seems well-enough.</text:span></text:p>
      <text:p text:style-name="P11"><text:span text:style-name="T12">5</text:span> <text:span text:style-name="T8">July</text:span> 202<text:span text:style-name="T8">3</text:span></text:p>
      <text:p text:style-name="P5"><text:span text:style-name="T12">1408</text:span><text:span text:style-name="T8">: </text:span><text:span text:style-name="T12">The stress-test of the glue hold did not go so well. But this is still a place to solve this problem. I went ahead and glued the remaining bezels with a bit of a twist to set the glue more evenly around the radius. Will give it 24 hours to see how it sets.</text:span></text:p>
      <text:p text:style-name="P12"><text:span text:style-name="T13">1</text:span> <text:span text:style-name="T8">J</text:span><text:span text:style-name="T13">anuary</text:span> 202<text:span text:style-name="T13">4</text:span></text:p>
      <text:p text:style-name="P6"><text:span text:style-name="T13">1613</text:span><text:span text:style-name="T8">: </text:span><text:span text:style-name="T13">After some slacktime, I resumed work the 22</text:span><text:span text:style-name="T14">nd</text:span><text:span text:style-name="T13"> of December 2023 on the mounts for the two Vector boards (a decision not to use the smaller ones) and a hinge-based smaller board to hold the beginnings of the I/O components, pretty much just the 8226 bus transceivers. It took some time to get a design in-place and eight prototypes before four properly-sized mounts for the boards were correct. The hinge went well in a single go, as well as the bar support.</text:span></text:p>
      <text:p text:style-name="P9">1617: Now I want to formally prepare the full BoM and align as I have a pending Mouser order that needs to be submitted tomorrow.</text:p>
      <text:p text:style-name="P13">1630: Formalizing this document will take some time. Let me pull the parts, mostly the resistors and capacitors, and check that the list is complete.</text:p>
      <text:p text:style-name="P13"/>
      <text:p text:style-name="P3"/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1T16:30:57.569000000</dc:date>
    <meta:editing-duration>PT1H25M5S</meta:editing-duration>
    <meta:editing-cycles>17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0" meta:word-count="286" meta:character-count="1555" meta:non-whitespace-character-count="1278"/>
  </office:meta>
</office:document-meta>
</file>